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AD47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7030A0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6"/>
        <table:table-column table:style-name="co3" table:default-cell-style-name="ce7"/>
        <table:table-column table:style-name="co3" table:number-columns-repeated="5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4">
            <text:p>Chanal 1 / 2</text:p>
          </table:table-cell>
          <table:table-cell office:value-type="string" table:style-name="ce5">
            <text:p>Lac Cyambwe</text:p>
          </table:table-cell>
          <table:table-cell office:value-type="string" table:style-name="ce4">
            <text:p>Arène eau</text:p>
          </table:table-cell>
          <table:table-cell table:number-columns-repeated="4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6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7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9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9" table:style-name="ce6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20" table:style-name="ce6"/>
          <table:table-cell table:style-name="ce7"/>
          <table:table-cell office:value-type="string" table:style-name="ce20">
            <text:p>T</text:p>
          </table:table-cell>
          <table:table-cell table:number-columns-repeated="4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 Chenipan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3">
            <text:p>C</text:p>
          </table:table-cell>
          <table:table-cell table:number-columns-repeated="13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1 Crisacier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2 Papillusion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 Aspicot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17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4 Coconfor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5 Dardargnan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6 Roucool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7 Roucoops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8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9 Rattata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6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20 Rattatac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1 Piafabec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3 Abo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5 Pikatchu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0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8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7 Sablette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9 Nidoran F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0 Nidornin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2 Nidoran M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3 Nidorino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5 Mélofée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0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7 Goupix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9 Rondoudou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0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1 Nosferapti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6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4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3 Mystèrbe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10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44 Ortide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6 Para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8 Mimito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0 Taupiqueur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2 Miaouss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4 Psykokwak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style-name="ce14"/>
          <table:table-cell office:value-type="string" table:style-name="ce12">
            <text:p>S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55 Akwakwak</text:p>
          </table:table-cell>
          <table:table-cell table:style-name="ce15"/>
          <table:table-cell table:number-columns-repeated="20" table:style-name="ce16"/>
          <table:table-cell table:style-name="ce14"/>
          <table:table-cell office:value-type="string" table:style-name="ce22">
            <text:p>S, T</text:p>
          </table:table-cell>
          <table:table-cell table:number-columns-repeated="4" table:style-name="ce16"/>
          <table:table-cell table:number-columns-repeated="16356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6 Féros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57 Collo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8 Canninos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5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60 Ptitard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8">
            <text:p><text:s/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4"/>
          <table:table-cell office:value-type="string" table:style-name="ce12">
            <text:p>S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1 Têtarte</text:p>
          </table:table-cell>
          <table:table-cell table:style-name="ce11"/>
          <table:table-cell table:number-columns-repeated="16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style-name="ce14"/>
          <table:table-cell office:value-type="string" table:style-name="ce12">
            <text:p>S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3 Abra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15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4 Kadabr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6 Machoc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4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9 Chetiflor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10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70 Bousiflor</text:p>
          </table:table-cell>
          <table:table-cell table:style-name="ce11"/>
          <table:table-cell table:number-columns-repeated="1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72 Tentacool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4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7">
            <text:p>73 Tentacruel</text:p>
          </table:table-cell>
          <table:table-cell table:style-name="ce11"/>
          <table:table-cell table:number-columns-repeated="20" table:style-name="ce12"/>
          <table:table-cell office:value-type="string" table:style-name="ce18">
            <text:p>S, T</text:p>
          </table:table-cell>
          <table:table-cell office:value-type="string" table:style-name="ce12">
            <text:p>S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4 Racaillou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7 Ponyta</text:p>
          </table:table-cell>
          <table:table-cell table:style-name="ce11"/>
          <table:table-cell table:number-columns-repeated="9" table:style-name="ce12"/>
          <table:table-cell office:value-type="string" table:style-name="ce8">
            <text:p>X, T</text:p>
          </table:table-cell>
          <table:table-cell table:number-columns-repeated="10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9 Ramoloss</text:p>
          </table:table-cell>
          <table:table-cell table:style-name="ce11"/>
          <table:table-cell table:number-columns-repeated="5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X, T</text:p>
          </table:table-cell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3 Canartichaud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4 Doduo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90 Kokiyas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8">
            <text:p>X, S, T</text:p>
          </table:table-cell>
          <table:table-cell office:value-type="string" table:style-name="ce14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7">
            <text:p>91 Krustabri</text:p>
          </table:table-cell>
          <table:table-cell table:style-name="ce1"/>
          <table:table-cell table:number-columns-repeated="20" table:style-name="ce6"/>
          <table:table-cell table:style-name="ce7"/>
          <table:table-cell office:value-type="string" table:style-name="ce20">
            <text:p>T</text:p>
          </table:table-cell>
          <table:table-cell table:number-columns-repeated="4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7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5 Oni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8 Krabby</text:p>
          </table:table-cell>
          <table:table-cell table:style-name="ce11"/>
          <table:table-cell table:number-columns-repeated="19" table:style-name="ce12"/>
          <table:table-cell office:value-type="string" table:style-name="ce8">
            <text:p>X, T</text:p>
          </table:table-cell>
          <table:table-cell table:style-name="ce14"/>
          <table:table-cell office:value-type="string" table:style-name="ce21">
            <text:p>T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2 Noeunoeuf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03 Noadkoko</text:p>
          </table:table-cell>
          <table:table-cell table:style-name="ce11"/>
          <table:table-cell table:number-columns-repeated="19" table:style-name="ce12"/>
          <table:table-cell office:value-type="string" table:style-name="ce8">
            <text:p>X, T</text:p>
          </table:table-cell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4 Oselait</text:p>
          </table:table-cell>
          <table:table-cell table:style-name="ce11"/>
          <table:table-cell table:number-columns-repeated="1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8 Exelangue</text:p>
          </table:table-cell>
          <table:table-cell table:style-name="ce11"/>
          <table:table-cell table:number-columns-repeated="19" table:style-name="ce12"/>
          <table:table-cell office:value-type="string" table:style-name="ce12">
            <text:p>S</text:p>
          </table:table-cell>
          <table:table-cell office:value-type="string" table:style-name="ce18">
            <text:p>S, T</text:p>
          </table:table-cell>
          <table:table-cell office:value-type="string" table:style-name="ce21">
            <text:p>T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7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16 Hypotrempe</text:p>
          </table:table-cell>
          <table:table-cell table:style-name="ce11"/>
          <table:table-cell table:number-columns-repeated="20" table:style-name="ce12"/>
          <table:table-cell table:style-name="ce14"/>
          <table:table-cell office:value-type="string" table:style-name="ce21">
            <text:p>S, T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18 Poissirène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7">
            <text:p>119 Poissoroy</text:p>
          </table:table-cell>
          <table:table-cell table:style-name="ce1"/>
          <table:table-cell table:number-columns-repeated="20" table:style-name="ce6"/>
          <table:table-cell office:value-type="string" table:style-name="ce18">
            <text:p>T</text:p>
          </table:table-cell>
          <table:table-cell office:value-type="string" table:style-name="ce20">
            <text:p>T</text:p>
          </table:table-cell>
          <table:table-cell table:number-columns-repeated="4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20 Stary</text:p>
          </table:table-cell>
          <table:table-cell table:style-name="ce11"/>
          <table:table-cell table:number-columns-repeated="19" table:style-name="ce12"/>
          <table:table-cell office:value-type="string" table:style-name="ce8">
            <text:p>T</text:p>
          </table:table-cell>
          <table:table-cell office:value-type="string" table:style-name="ce14">
            <text:p>S</text:p>
          </table:table-cell>
          <table:table-cell office:value-type="string" table:style-name="ce12">
            <text:p>S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office:value-type="string" table:style-name="ce17">
            <text:p>121 Staross</text:p>
          </table:table-cell>
          <table:table-cell table:style-name="ce11"/>
          <table:table-cell table:number-columns-repeated="20" table:style-name="ce12"/>
          <table:table-cell table:style-name="ce14"/>
          <table:table-cell office:value-type="string" table:style-name="ce21">
            <text:p>S, T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3 Insécateur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29 Magicarpe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3">
            <text:p>S, C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8">
            <text:p><text:s/>S, T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4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30 Leviator</text:p>
          </table:table-cell>
          <table:table-cell table:style-name="ce11"/>
          <table:table-cell table:number-columns-repeated="20" table:style-name="ce12"/>
          <table:table-cell office:value-type="string" table:style-name="ce14">
            <text:p>S</text:p>
          </table:table-cell>
          <table:table-cell office:value-type="string" table:style-name="ce21">
            <text:p>T</text:p>
          </table:table-cell>
          <table:table-cell table:number-columns-repeated="4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6"/>
          <table:table-cell office:value-type="string" table:style-name="ce6">
            <text:p>Don vielle</text:p>
          </table:table-cell>
          <table:table-cell office:value-type="string" table:style-name="ce7">
            <text:p>Don vielle</text:p>
          </table:table-cell>
          <table:table-cell office:value-type="string" table:style-name="ce20">
            <text:p>T</text:p>
          </table:table-cell>
          <table:table-cell table:number-columns-repeated="4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6"/>
          <table:table-cell office:value-type="string" table:style-name="ce6">
            <text:p>Œuf (Gashora)</text:p>
          </table:table-cell>
          <table:table-cell table:number-columns-repeated="1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38 Amonita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40 Kabuto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4" table:style-name="ce12"/>
          <table:table-cell table:style-name="ce14"/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7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20" table:style-name="ce6"/>
          <table:table-cell table:style-name="ce7"/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30T15:00:19Z</dc:date>
    <meta:editing-duration>PT0S</meta:editing-duration>
  </office:meta>
</office:document-meta>
</file>